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motivation est d'éliminer les templates des pages car ils ont un impact négative sur le web mining et les outils de recherche car elles bases sur la fréquence et la distribution des termes dans la page. Recherche d'information, on recherche des informations nouvelles les pépites, les informations qui se repète dans tous les documents n'apporte pas d'information précieuse. Les templates sont des sont des fragments de code HTML d'un document qui apparaissent régulièrement dans les sites web. Ces templates sont généré de manière automatique par des programmes et sont copiés d'une page web à l'autre. Par exemple les publicités qui apparaissent sur les sites sont générés de manière automatique et présente la même structures d'une page à l'autre. Ces templates peuvent être vu comme des sous arbres du DOM de la page. L'article réduit leur problématique de la détection de templates par la recherche de sous arbres commun d'un ensemble d'arbre donnée.</text:p>
      <text:p text:style-name="Standard"/>
      <text:p text:style-name="Standard">Problème abordé est la détection et la suppression des templates n'apportant pas une information importante dans la page web.</text:p>
      <text:p text:style-name="Standard">Dans un premier temps, détection des templates par l'analyse d'un ensemble de page. Les patterns identifié dans l'étape de détection sont ensuite utilisé pour supprimer les templates présents dans les autres pages.</text:p>
      <text:p text:style-name="Standard">La procédure pour la détection et la suppression des templates sont basés les mapping trouvés entre les sous structures des pages web. La détection template se base sur la découverte de mapping dans entre leur structure arborescentes.</text:p>
      <text:p text:style-name="Standard"/>
      <text:p text:style-name="Standard">Inconvénient majeur. On ne traite que des fragments des pages. On souhaite extraire toute la structure de la page. Cette une approche local.</text:p>
      <text:p text:style-name="Standard"/>
      <text:p text:style-name="Standard">La contribution forte de l'article est un algorithmes de mapping optimal basé sur un mapping descendant entre deux arbres. </text:p>
      <text:p text:style-name="Standard"/>
      <text:p text:style-name="Standard">Propose une méthode pour détecter les motifs récurrents dans une collection de page.</text:p>
      <text:p text:style-name="Standard">La méthode s'appuie sur la construction d'un mapping entre le DOM de plusieurs pages web et extrait les sous arbres qui sont commun à ces documents.</text:p>
      <text:p text:style-name="Standard"/>
      <text:p text:style-name="Standard"/>
      <text:p text:style-name="Standard">L'article fait un état de l'art du Tree mapping et les solutions aux problèmes d'optimisation de la recherche du meilleur mapping. <text:s/></text:p>
      <text:p text:style-name="Standard">Introduit notamment deux algorithmes intéressant de calcule du consensus entre deux structures arborescentes [19, 20]</text:p>
      <text:p text:style-name="Standard"/>
      <text:p text:style-name="Standard"/>
      <text:p text:style-name="P1">Tree-mapping :</text:p>
      <text:p text:style-name="P2">Détecter les templates : Essaie d'identifier les structures communes entre deux arbres detecter un pattern. </text:p>
      <text:p text:style-name="P2">Top-down mapping restricted est adapt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5T10:44:56</meta:creation-date>
    <meta:generator>LibreOffice/3.5$Linux_x86 LibreOffice_project/350m1$Build-2</meta:generator>
    <dc:date>2014-05-08T08:37:37</dc:date>
    <dc:creator>Asus </dc:creator>
    <meta:editing-duration>PT1H30M53S</meta:editing-duration>
    <meta:editing-cycles>30</meta:editing-cycles>
    <meta:document-statistic meta:table-count="0" meta:image-count="0" meta:object-count="0" meta:page-count="1" meta:paragraph-count="13" meta:word-count="380" meta:character-count="2436" meta:non-whitespace-character-count="2064"/>
  </office:meta>
</office:document-meta>
</file>